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T1" style:family="text">
      <style:text-properties fo:color="#808080" loext:opacity="100%"/>
    </style:style>
    <style:style style:name="T2" style:family="text">
      <style:text-properties fo:color="#b2b2b2" loext:opacity="100%" style:text-line-through-style="solid" style:text-line-through-type="single"/>
    </style:style>
    <style:style style:name="T3" style:family="text">
      <style:text-properties officeooo:rsid="000019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PI Security Project Meeting Transcript</text:p>
      <text:p text:style-name="Heading_20_1">Introduction</text:p>
      <text:p text:style-name="Script"><text:s/>This research project focuses on developing advanced anomaly detection systems for 5G cloud environments using machine learning and artificial intelligence techniques. The primary objective is to enhance security measures by identifying and analyzing various types of attacks targeting 5G infrastructure components. This work builds upon recent developments in European research initiatives and aims to contribute to the growing field of automated threat detection in modern telecommunications networks.</text:p>
      <text:p text:style-name="Heading_20_1">Types of Attacks</text:p>
      <text:p text:style-name="Script"><text:s/>The research addresses three distinct categories of attacks:</text:p>
      <text:p text:style-name="Script"><text:s/>1. API Information Extraction: This sophisticated attack vector involves unauthorized access to API endpoints within 5G components. Attackers systematically gather information through these interfaces, which can later be leveraged for more severe security breaches. This reconnaissance-style attack differs from traditional service disruption attempts, as its primary goal is intelligence gathering for future targeted attacks.</text:p>
      <text:p text:style-name="Script"><text:s/>2. NTP Amplification Attack: This distributed denial-of-service (DDoS) variant targets Network Time Protocol servers. Rather than generating large volumes of traffic directly, attackers exploit vulnerable NTP servers to amplify their attack capability. By sending specially crafted commands, attackers can cause these servers to generate excessive response traffic directed at specific targets.</text:p>
      <text:p text:style-name="Script"><text:s/>3. DNS Spoofing Attack: Similar in approach to NTP amplification, this attack compromises DNS infrastructure to generate amplified malicious traffic. The attack methodology involves compromising internal network nodes to redirect and amplify traffic toward targeted systems, potentially overwhelming their resources.</text:p>
      <text:p text:style-name="Heading_20_1"><text:soft-page-break/>Methodology</text:p>
      <text:p text:style-name="Script">The research methodology centers on developing an innovative approach to attack detection through the integration of multiple machine learning techniques. Rather than relying on a single detection method, this study proposes to investigate the effectiveness of combining different machine learning algorithms, with particular emphasis on:</text:p>
      <text:p text:style-name="Script"><text:s/>- Evaluation of various machine learning techniques for detecting each attack type</text:p>
      <text:p text:style-name="Script">- Development of both linear and non-linear combination methods to leverage the strengths of different algorithms</text:p>
      <text:p text:style-name="Script">- Assessment of supervised and unsupervised learning approaches</text:p>
      <text:p text:style-name="Script">- Analysis of attack patterns and data characteristics specific to 5G environments</text:p>
      <text:p text:style-name="Script">The methodology focuses on optimizing detection capabilities by considering the unique characteristics of each attack type and the corresponding data patterns they generate. This approach aims to create a more robust and adaptable detection system capable of identifying and classifying various security threats in real-time.</text:p>
      <text:p text:style-name="Script">The methodology will incorporate a sophisticated approach to combining multiple machine learning techniques. Rather than relying on a single algorithm, we will evaluate both linear and non-linear combination methods to leverage the strengths of different approaches. This combined methodology aims to optimize detection capabilities across various attack scenarios while maintaining computational efficiency.</text:p>
      <text:p text:style-name="Script">Python will serve as our primary development platform, utilizing established machine learning libraries and frameworks. Previous research on API exposure detection will provide a foundation for expanding the methodology to encompass all identified attack vectors.</text:p>
      <text:p text:style-name="Script"/>
      <text:p text:style-name="Script"/>
      <text:p text:style-name="Script"><text:soft-page-break/><text:span text:style-name="T2"/></text:p>
      <text:p text:style-name="Heading_20_1">Discussion of Data Sources and Test Environment</text:p>
      <text:p text:style-name="Script">The research will utilize a comprehensive test environment consisting of a 5G network implemented in Kubernetes. This laboratory setup provides a controlled environment for thorough evaluation of detection mechanisms. A custom-developed traffic generator, implemented in Python using the Scapy library, will facilitate the creation of diverse attack scenarios. This tool enables precise control over packet characteristics, transmission rates, and traffic patterns.</text:p>
      <text:p text:style-name="Script">The traffic generator supports the simulation of all identified attack types, allowing for systematic testing of detection methods. The test environment is accessible remotely through secure VPN access, ensuring continuous development and evaluation capabilities. This infrastructure enables the collection of high-quality, relevant data for training and validating the machine learning models. </text:p>
      <text:p text:style-name="Script">For remote access to our testing environment, you will be provided with a VPN configuration profile. The test environment consists of a sophisticated cluster architecture with multiple integrated test beds running on shared hardware infrastructure. This setup requires specific access credentials to ensure proper isolation and security of the testing environment.</text:p>
      <text:p text:style-name="Script">I will send you the link of this traffic generator is written in Python, is possible to customize all the packs that you want to send.</text:p>
      <text:p text:style-name="Script">Also, the frequency and the rate from the different sources <text:span text:style-name="T3">w</text:span>as written in Python using the SKA library. <text:span text:style-name="T3">W</text:span>ith this,we can generate all the type of possible attacks. Consider also the reference about the type of attacks you can generate using this reference, <text:span text:style-name="T2">uh, </text:span>the specific profile of the core of the traffic.</text:p>
      <text:p text:style-name="Heading_20_1">Timeline and Project Planning</text:p>
      <text:p text:style-name="Script">Regarding the project timeline, we have established March as the target completion date for the thesis defense. A detailed project schedule will be provided, outlining key milestones and deliverables to ensure we maintain steady progress toward this deadline. This schedule will account for your <text:soft-page-break/>remaining academic commitments while ensuring adequate time for research, implementation, and thesis preparation.</text:p>
      <text:p text:style-name="Heading_20_1">Meeting Schedule and Communication</text:p>
      <text:p text:style-name="Script">To ensure effective project oversight and support, we will establish a regular communication protocol. This will include:</text:p>
      <text:p text:style-name="Script">1. Bi-weekly progress review meetings via video conference</text:p>
      <text:p text:style-name="Script">2. On-demand consultation sessions for addressing specific technical challenges or questions</text:p>
      <text:p text:style-name="Script">3. Continuous communication channel availability for urgent matters</text:p>
      <text:p text:style-name="Script">This structure will help us maintain consistent progress while providing flexibility to address immediate concerns as they arise.</text:p>
      <text:p text:style-name="Script"/>
      <text:p text:style-name="Heading_20_1">Resources and Materials Discussion</text:p>
      <text:p text:style-name="Script">To support your research, you will be provided with a comprehensive set of resources including:</text:p>
      <text:p text:style-name="Script">1. Recent academic papers on machine learning applications in 5G security</text:p>
      <text:p text:style-name="Script">2. Reference materials on Python implementation for machine learning</text:p>
      <text:p text:style-name="Script">3. Technical documentation on 5G core elements</text:p>
      <text:p text:style-name="Script">4. Current state-of-the-art research in network attack detection</text:p>
      <text:p text:style-name="Script">5. Relevant case studies and previous thesis work in this domain</text:p>
      <text:p text:style-name="Script">These materials will establish a strong foundation for your research and implementation work. </text:p>
      <text:p text:style-name="Script"><text:s/>To support your research, I will provide comprehensive learning materials covering several key areas. These include detailed documentation on 5G core <text:soft-page-break/>architecture, curated references on Python-based machine learning implementations, and extensive literature on the specific attack types we'll be investigating. Additionally, you'll receive access credentials for our traffic generator tool and VPN configuration details to connect with our test environm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en" fo:country="US" style:letter-kerning="false" style:font-name-asian="Noto Serif CJK SC" style:font-size-asian="10pt" style:language-asian="zh" style:country-asian="CN" style:font-name-complex="Noto Sans Devanagari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Noto Serif CJK SC" style:font-size-asian="10pt" style:language-asian="zh" style:country-asian="CN" style:font-name-complex="Noto Sans Devanagari1"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class="chapter">
      <style:paragraph-properties fo:margin-top="0.1665in" fo:margin-bottom="0.1807in" style:contextual-spacing="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class="text">
      <style:paragraph-properties fo:margin-top="0.0835in" fo:margin-bottom="0.1807in" style:contextual-spacing="false"/>
      <style:text-properties fo:font-size="24pt" fo:font-weight="bold" style:font-size-asian="24pt" style:font-weight-asian="bold" style:font-size-complex="24pt" style:font-weight-complex="bold"/>
    </style:style>
    <style:style style:name="Heading_20_2" style:display-name="Heading 2" style:family="paragraph" style:parent-style-name="Heading" style:class="text">
      <style:text-properties fo:color="#2e74b5" loext:opacity="100%" fo:font-size="13pt" style:font-size-asian="13pt" style:font-size-complex="13pt"/>
    </style:style>
    <style:style style:name="Heading_20_3" style:display-name="Heading 3" style:family="paragraph" style:parent-style-name="Heading" style:class="text">
      <style:text-properties fo:color="#1f4d78" loext:opacity="100%" fo:font-size="12pt" style:font-size-asian="12pt" style:font-size-complex="12pt"/>
    </style:style>
    <style:style style:name="Heading_20_4" style:display-name="Heading 4" style:family="paragraph" style:parent-style-name="Heading" style:class="text">
      <style:text-properties fo:color="#2e74b5" loext:opacity="100%" fo:font-style="italic" style:font-style-asian="italic" style:font-style-complex="italic"/>
    </style:style>
    <style:style style:name="Heading_20_5" style:display-name="Heading 5" style:family="paragraph" style:parent-style-name="Heading" style:class="text">
      <style:text-properties fo:color="#2e74b5" loext:opacity="100%"/>
    </style:style>
    <style:style style:name="Heading_20_6" style:display-name="Heading 6" style:family="paragraph" style:parent-style-name="Heading" style:class="text">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Script" style:family="paragraph">
      <style:paragraph-properties fo:margin-top="0in" fo:margin-bottom="0.25in" style:contextual-spacing="false" fo:text-align="start" style:justify-single-word="false" fo:orphans="2" fo:widows="2" style:writing-mode="lr-tb"/>
      <style:text-properties fo:font-size="14pt" style:font-size-asian="14pt" style:font-size-complex="14pt"/>
    </style:style>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0">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API Security Project Meeting Transcript</dc:title>
    <meta:initial-creator>Un-named</meta:initial-creator>
    <meta:editing-cycles>2</meta:editing-cycles>
    <meta:creation-date>2025-10-30T16:05:35</meta:creation-date>
    <dc:date>2025-10-30T16:23:27.225603578</dc:date>
    <meta:editing-duration>PT5M35S</meta:editing-duration>
    <meta:document-statistic meta:table-count="0" meta:image-count="0" meta:object-count="0" meta:page-count="5" meta:paragraph-count="40" meta:word-count="969" meta:character-count="7108" meta:non-whitespace-character-count="6170"/>
    <meta:generator>LibreOffice/24.2.7.2$Linux_X86_64 LibreOffice_project/420$Build-2</meta:generator>
  </office:meta>
</office:document-meta>
</file>